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ranches would definitely be handy because you could try out different versions of a website, and show a client multiple ones. Or if you want to try something new you could do so on a branch and have your fun, then go back to the master if you don't like it.</text:p>
      <text:p text:style-name="Standard"/>
      <text:p text:style-name="Standard">Diagrams help you see the branch structure for the two dimensional thing that it is (as opposed to a one dimensional series of <text:s/>commits)</text:p>
      <text:p text:style-name="Standard"/>
      <text:p text:style-name="Standard">Merging two files together just adds all the code that was added in either branch (and deletes all the code that was deleted in either branch) and turns it into one branc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47S</meta:editing-duration>
    <meta:editing-cycles>6</meta:editing-cycles>
    <meta:generator>OpenOffice/4.1.1$Win32 OpenOffice.org_project/411m6$Build-9775</meta:generator>
    <dc:date>2014-12-29T11:09:31.25</dc:date>
    <meta:document-statistic meta:table-count="0" meta:image-count="0" meta:object-count="0" meta:page-count="1" meta:paragraph-count="3" meta:word-count="107" meta:character-count="567"/>
    <meta:user-defined meta:name="Info 1"/>
    <meta:user-defined meta:name="Info 2"/>
    <meta:user-defined meta:name="Info 3"/>
    <meta:user-defined meta:name="Info 4"/>
  </office:meta>
</office:document-meta>
</file>